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3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conf_matrix_k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Classification accuracy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.4615384615385" calcext:value-type="float">
            <text:p>98.46</text:p>
          </table:table-cell>
          <table:table-cell table:number-columns-repeated="3"/>
          <table:table-cell table:style-name="ce1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.00</text:p>
          </table:table-cell>
          <table:table-cell table:number-columns-repeated="3"/>
          <table:table-cell table:style-name="ce1" table:number-columns-repeated="5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.7777777777778" calcext:value-type="float">
            <text:p>77.78</text:p>
          </table:table-cell>
          <table:table-cell table:number-columns-repeated="3"/>
          <table:table-cell table:style-name="ce1" table:number-columns-repeated="4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.6875" calcext:value-type="float">
            <text:p>79.69</text:p>
          </table:table-cell>
          <table:table-cell table:number-columns-repeated="3"/>
          <table:table-cell table:style-name="ce1" table:number-columns-repeated="3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.2424242424243" calcext:value-type="float">
            <text:p>74.24</text:p>
          </table:table-cell>
          <table:table-cell table:number-columns-repeated="3"/>
          <table:table-cell table:style-name="ce1" table:number-columns-repeated="2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.00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.134328358209" calcext:value-type="float">
            <text:p>73.1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.4590163934426" calcext:value-type="float">
            <text:p>52.46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9433962264151" calcext:value-type="float">
            <text:p>50.94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.7777777777778" calcext:value-type="float">
            <text:p>77.78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.031746031746" calcext:value-type="float">
            <text:p>46.03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.2608695652174" calcext:value-type="float">
            <text:p>78.26</text:p>
          </table:table-cell>
          <table:table-cell table:style-name="Default" table:number-columns-repeated="3"/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Classification accuracy</text:p>
          </table:table-cell>
          <table:table-cell/>
          <table:table-cell table:style-name="ce1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.00</text:p>
          </table:table-cell>
          <table:table-cell/>
          <table:table-cell table:style-name="ce1" table:number-columns-repeated="8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.8461538461539" calcext:value-type="float">
            <text:p>53.85</text:p>
          </table:table-cell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.8888888888889" calcext:value-type="float">
            <text:p>88.89</text:p>
          </table:table-cell>
          <table:table-cell/>
          <table:table-cell table:style-name="ce1" table:number-columns-repeated="6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.375" calcext:value-type="float">
            <text:p>84.38</text:p>
          </table:table-cell>
          <table:table-cell/>
          <table:table-cell table:style-name="ce1" table:number-columns-repeated="5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.3030303030303" calcext:value-type="float">
            <text:p>80.30</text:p>
          </table:table-cell>
          <table:table-cell/>
          <table:table-cell table:style-name="ce1" table:number-columns-repeated="4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.00</text:p>
          </table:table-cell>
          <table:table-cell/>
          <table:table-cell table:style-name="ce1" table:number-columns-repeated="3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.1641791044776" calcext:value-type="float">
            <text:p>67.16</text:p>
          </table:table-cell>
          <table:table-cell/>
          <table:table-cell table:style-name="ce1" table:number-columns-repeated="2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.0983606557377" calcext:value-type="float">
            <text:p>54.10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.7169811320755" calcext:value-type="float">
            <text:p>54.7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.0740740740741" calcext:value-type="float">
            <text:p>74.07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.6825396825397" calcext:value-type="float">
            <text:p>39.68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.0579710144928" calcext:value-type="float">
            <text:p>84.06</text:p>
          </table:table-cell>
          <table:table-cell table:style-name="Default"/>
          <table:table-cell table:number-columns-repeated="9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6T18:56:07.032382353</dc:date>
    <meta:editing-duration>PT19M50S</meta:editing-duration>
    <meta:editing-cycles>3</meta:editing-cycles>
    <meta:generator>LibreOffice/5.2.6.2$Linux_X86_64 LibreOffice_project/20m0$Build-2</meta:generator>
    <meta:document-statistic meta:table-count="2" meta:cell-count="53" meta:object-count="0"/>
  </office:meta>
</office:document-meta>
</file>